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equereu o apenado retificação da GEP, fazendo constar a fração de 2/5 para o crime de tráfico de drogas referente ao processo criminal nº </text:span>0102619-12.2019.8.20.0001<text:span text:style-name="T1">, alegando que não se trata de reincidência específica em crime hediondo.</text:span></text:p>
      <text:p text:style-name="P3">Interveio o Ministério Público, opinando contrariamente.</text:p>
      <text:p text:style-name="P3">Relatados.</text:p>
      <text:p text:style-name="P3">Com razão o Ministério Público.</text:p>
      <text:p text:style-name="P4">Inicialmente verifico que a exigência de 3/5 ou 60% (LEP, art. 112, VII) só cabe no caso de reincidência específica em crime hediondo, o que é o caso dos autos.</text:p>
      <text:p text:style-name="P4">Compulsando os autos, notadamente a guia de execução penal, observo que apenado cometeu o primeiro crime de tráfico de drogas em 22.03.2007, processos criminal nº  0001401-77.2007.8.20.0124, e após condenado definitivamente por ele, voltou a praticar novo tráfico de drogas, processo criminal nº 0102619-12.2019.8.20.0001.</text:p>
      <text:p text:style-name="P4">Assim, a condição de reincidente específico, é clara.</text:p>
      <text:p text:style-name="P4">Entretanto, cabe destacar que no cálculo referente ao primeiro crime de tráfico de drogas consta a fração de 1/6 somente porque ocorreu antes da alteração legislativa de 29.03.2007, lei 11.464/2007, que dispôs sobre as frações de 2/5 e 3/5 para os crimes hediondos. Contudo, os crimes hediondos foram definidos pela lei 8.072, de 25 de julho de 1990, assim, não há que se falar que o primeiro crime de tráfico de drogas era crime comum.</text:p>
      <text:p text:style-name="P4">Isso posto, indefiro o pedido da defesa.</text:p>
      <text:p text:style-name="P4">P.R.I. Ciência ao MP.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0T09:55:04.816000000</meta:creation-date>
    <dc:date>2023-08-10T09:57:34.395000000</dc:date>
    <meta:editing-duration>PT1M2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0" meta:word-count="215" meta:character-count="1366" meta:non-whitespace-character-count="1160"/>
  </office:meta>
</office:document-meta>
</file>